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font-variant="normal" fo:text-transform="none" fo:color="#000000" style:font-name="Helvetica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font-variant="normal" fo:text-transform="none" fo:color="#000000" style:font-name="Helvetica" fo:font-size="13pt" fo:letter-spacing="normal" fo:font-style="normal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DE FOL</text:p>
      <text:p text:style-name="P1">Ejercicio 5</text:p>
      <text:p text:style-name="P1">A la Laura de 15 anys, que està estudiant al Conservatori Superior de Música i que toca el piano de meravella, li ofereixen actuar en un espectacle públic de joves promeses que tindrà lloc a Palma el 20 de juny a les 17h. Durant aquest acte tocarà una breu peça de piano; li fa molta il.lusió, els seus pares li ho consenteixen i també ha demanat autorització a l’autoritat laboral, que els hi ha concedida. Et sembla que la Laura podrà actuar, tenint en compte que només té 15 anys?</text:p>
      <text:p text:style-name="P1"/>
      <text:p text:style-name="P3">Respuesta:</text:p>
      <text:p text:style-name="P2"><text:s/>Considerando que es una relacion laboral. </text:p>
      <text:p text:style-name="P2">Si,podra actuar en el espectaculo aunque <text:s/>Laura tenga 15 años ya que tiene la debida autorizacion de sus padres y de la autoridad laboral.</text:p>
      <text:p text:style-name="P2">Nota: Se cumple el requisito que los menores de 16 años para poder trabajar tienen que tener la autorizacion de sus padres y de la autoridad competen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6:45:14</meta:creation-date>
    <dc:date>2015-11-19T17:09:33</dc:date>
    <meta:editing-duration>PT9M9S</meta:editing-duration>
    <meta:editing-cycles>1</meta:editing-cycles>
    <meta:document-statistic meta:table-count="0" meta:image-count="0" meta:object-count="0" meta:page-count="1" meta:paragraph-count="7" meta:word-count="153" meta:character-count="851" meta:non-whitespace-character-count="702"/>
    <meta:generator>LibreOffice/3.5$Linux_x86 LibreOffice_project/350m1$Build-2</meta:generator>
  </office:meta>
</office:document-meta>
</file>